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random text.</text:p>
      <text:p text:style-name="Standard">Link to page 2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This is random text.</text:p>
      <text:p text:style-name="Standard"><text:soft-page-break/>This is random tex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26T11:04:16</meta:creation-date>
    <dc:creator>Daniel Holmlund</dc:creator>
    <dc:date>2008-05-26T11:08:52</dc:date>
    <meta:editing-cycles>1</meta:editing-cycles>
    <meta:editing-duration>PT4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0" meta:paragraph-count="2029" meta:word-count="8116" meta:character-count="40574"/>
  </office:meta>
</office:document-meta>
</file>